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3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8" style:family="graphic" style:parent-style-name="standard">
      <style:graphic-properties draw:stroke="none" svg:stroke-color="#000000" draw:fill="none" draw:fill-color="#ffffff" fo:min-height="1.034cm"/>
    </style:style>
    <style:style style:name="gr9" style:family="graphic" style:parent-style-name="standard">
      <style:graphic-properties draw:stroke="none" svg:stroke-color="#000000" draw:fill="none" draw:fill-color="#ffffff" fo:min-height="1.45cm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cm" svg:height="1.673cm" svg:x="2cm" svg:y="1.7cm">
          <draw:text-box>
            <text:p>main()</text:p>
          </draw:text-box>
        </draw:frame>
        <draw:line draw:style-name="gr2" draw:text-style-name="P2" draw:layer="layout" svg:x1="4.2cm" svg:y1="2.2cm" svg:x2="6.1cm" svg:y2="2.2cm">
          <text:p/>
        </draw:line>
        <draw:frame draw:style-name="gr3" draw:text-style-name="P1" xml:id="id2" draw:id="id2" draw:layer="layout" svg:width="5.1cm" svg:height="1.084cm" svg:x="6.4cm" svg:y="1.516cm">
          <draw:text-box>
            <text:p>afficheMenu()</text:p>
          </draw:text-box>
        </draw:frame>
        <draw:line draw:style-name="gr4" draw:text-style-name="P2" draw:layer="layout" svg:x1="4.2cm" svg:y1="2.4cm" svg:x2="4.2cm" svg:y2="8.3cm">
          <text:p/>
        </draw:line>
        <draw:line draw:style-name="gr2" draw:text-style-name="P2" draw:layer="layout" svg:x1="4.3cm" svg:y1="3.6cm" svg:x2="6cm" svg:y2="3.6cm">
          <text:p/>
        </draw:line>
        <draw:frame draw:style-name="gr5" draw:text-style-name="P1" xml:id="id1" draw:id="id1" draw:layer="layout" svg:width="4.1cm" svg:height="1cm" svg:x="6.3cm" svg:y="3.1cm">
          <draw:text-box>
            <text:p>afficheAide()</text:p>
          </draw:text-box>
        </draw:frame>
        <draw:connector draw:style-name="gr2" draw:text-style-name="P2" draw:layer="layout" draw:type="curve" svg:x1="10.4cm" svg:y1="3.6cm" svg:x2="11.5cm" svg:y2="2.058cm" draw:start-shape="id1" draw:start-glue-point="1" draw:end-shape="id2" draw:end-glue-point="1" svg:d="M10400 3600c2400 0 1850-1542 1100-1542" svg:viewBox="0 0 1741 1543">
          <text:p/>
        </draw:connector>
        <draw:line draw:style-name="gr2" draw:text-style-name="P2" draw:layer="layout" svg:x1="4.3cm" svg:y1="5cm" svg:x2="5.9cm" svg:y2="5cm">
          <text:p/>
        </draw:line>
        <draw:frame draw:style-name="gr6" draw:text-style-name="P1" draw:layer="layout" svg:width="5.2cm" svg:height="0.962cm" svg:x="6.5cm" svg:y="4.5cm">
          <draw:text-box>
            <text:p>afficheOption()</text:p>
          </draw:text-box>
        </draw:frame>
        <draw:line draw:style-name="gr2" draw:text-style-name="P2" xml:id="id3" draw:id="id3" draw:layer="layout" svg:x1="11.1cm" svg:y1="5cm" svg:x2="12.4cm" svg:y2="5.1cm">
          <text:p/>
        </draw:line>
        <draw:frame draw:style-name="gr6" draw:text-style-name="P1" xml:id="id4" draw:id="id4" draw:layer="layout" svg:width="4.9cm" svg:height="0.962cm" svg:x="13.161cm" svg:y="4.445cm">
          <draw:text-box>
            <text:p>modifieOption()</text:p>
          </draw:text-box>
        </draw:frame>
        <draw:connector draw:style-name="gr2" draw:text-style-name="P2" draw:layer="layout" draw:type="curve" svg:x1="12.4cm" svg:y1="5.05cm" svg:x2="11.5cm" svg:y2="2.058cm" draw:start-shape="id3" draw:start-glue-point="1" draw:end-shape="id2" draw:end-glue-point="1" svg:d="M12400 5050c750 0 1200-2992-900-2992" svg:viewBox="0 0 1527 2993">
          <text:p/>
        </draw:connector>
        <draw:connector draw:style-name="gr2" draw:text-style-name="P2" draw:layer="layout" draw:type="curve" svg:x1="18.061cm" svg:y1="4.926cm" svg:x2="11.5cm" svg:y2="2.058cm" draw:start-shape="id4" draw:start-glue-point="1" draw:end-shape="id2" svg:d="M18061 4926c750 0 4030-2868-6561-2868" svg:viewBox="0 0 7631 2869">
          <text:p/>
        </draw:connector>
        <draw:frame draw:style-name="gr5" draw:text-style-name="P1" draw:layer="layout" svg:width="2.4cm" svg:height="1cm" svg:x="6.4cm" svg:y="5.9cm">
          <draw:text-box>
            <text:p>exit()</text:p>
          </draw:text-box>
        </draw:frame>
        <draw:line draw:style-name="gr2" draw:text-style-name="P2" draw:layer="layout" svg:x1="4.3cm" svg:y1="6.3cm" svg:x2="6.2cm" svg:y2="6.3cm">
          <text:p/>
        </draw:line>
        <draw:line draw:style-name="gr2" draw:text-style-name="P2" draw:layer="layout" svg:x1="4.4cm" svg:y1="7.9cm" svg:x2="6.2cm" svg:y2="7.9cm">
          <text:p/>
        </draw:line>
        <draw:frame draw:style-name="gr6" draw:text-style-name="P1" draw:layer="layout" svg:width="2.5cm" svg:height="0.962cm" svg:x="6.7cm" svg:y="7.538cm">
          <draw:text-box>
            <text:p>jouer()</text:p>
          </draw:text-box>
        </draw:frame>
        <draw:line draw:style-name="gr2" draw:text-style-name="P2" draw:layer="layout" svg:x1="7.9cm" svg:y1="8.5cm" svg:x2="7.9cm" svg:y2="9.9cm">
          <text:p/>
        </draw:line>
        <draw:frame draw:style-name="gr5" draw:text-style-name="P1" draw:layer="layout" svg:width="3.4cm" svg:height="1cm" svg:x="6.8cm" svg:y="10cm">
          <draw:text-box>
            <text:p>initalise()</text:p>
          </draw:text-box>
        </draw:frame>
        <draw:line draw:style-name="gr2" draw:text-style-name="P2" draw:layer="layout" svg:x1="9.8cm" svg:y1="10.5cm" svg:x2="11.5cm" svg:y2="10.5cm">
          <text:p/>
        </draw:line>
        <draw:frame draw:style-name="gr5" draw:text-style-name="P1" draw:layer="layout" svg:width="4.4cm" svg:height="1cm" svg:x="11.7cm" svg:y="9.8cm">
          <draw:text-box>
            <text:p>initPlateau()</text:p>
          </draw:text-box>
        </draw:frame>
        <draw:line draw:style-name="gr2" draw:text-style-name="P2" draw:layer="layout" svg:x1="9.8cm" svg:y1="11.5cm" svg:x2="11.6cm" svg:y2="11.5cm">
          <text:p/>
        </draw:line>
        <draw:frame draw:style-name="gr6" draw:text-style-name="P1" draw:layer="layout" svg:width="5.4cm" svg:height="0.962cm" svg:x="11.6cm" svg:y="11cm">
          <draw:text-box>
            <text:p>initOrdrePièces()</text:p>
          </draw:text-box>
        </draw:frame>
        <draw:line draw:style-name="gr2" draw:text-style-name="P2" draw:layer="layout" svg:x1="9.8cm" svg:y1="12.5cm" svg:x2="11.7cm" svg:y2="12.5cm">
          <text:p/>
        </draw:line>
        <draw:frame draw:style-name="gr1" draw:text-style-name="P1" draw:layer="layout" svg:width="5.2cm" svg:height="1.673cm" svg:x="12.1cm" svg:y="12cm">
          <draw:text-box>
            <text:p>choisisJoueur1()</text:p>
          </draw:text-box>
        </draw:frame>
        <draw:line draw:style-name="gr4" draw:text-style-name="P2" draw:layer="layout" svg:x1="9.8cm" svg:y1="10.3cm" svg:x2="9.8cm" svg:y2="12.5cm">
          <text:p/>
        </draw:line>
        <draw:line draw:style-name="gr2" draw:text-style-name="P2" draw:layer="layout" svg:x1="9.8cm" svg:y1="12.5cm" svg:x2="9.8cm" svg:y2="14.3cm">
          <text:p/>
        </draw:line>
        <draw:frame draw:style-name="gr5" draw:text-style-name="P1" draw:layer="layout" svg:width="4.9cm" svg:height="1cm" svg:x="7.6cm" svg:y="14.4cm">
          <draw:text-box>
            <text:p>effectueTour()</text:p>
          </draw:text-box>
        </draw:frame>
        <draw:line draw:style-name="gr2" draw:text-style-name="P2" draw:layer="layout" svg:x1="12.9cm" svg:y1="14.9cm" svg:x2="14.8cm" svg:y2="14.9cm">
          <text:p/>
        </draw:line>
        <draw:frame draw:style-name="gr7" draw:text-style-name="P1" draw:layer="layout" svg:width="2.581cm" svg:height="0.962cm" svg:x="15.019cm" svg:y="14.338cm">
          <draw:text-box>
            <text:p>retour()</text:p>
          </draw:text-box>
        </draw:frame>
        <draw:line draw:style-name="gr2" draw:text-style-name="P2" draw:layer="layout" svg:x1="12.9cm" svg:y1="15.8cm" svg:x2="14.8cm" svg:y2="15.8cm">
          <text:p/>
        </draw:line>
        <draw:frame draw:style-name="gr6" draw:text-style-name="P1" draw:layer="layout" svg:width="2.2cm" svg:height="0.962cm" svg:x="14.9cm" svg:y="15.338cm">
          <draw:text-box>
            <text:p>Hint()</text:p>
          </draw:text-box>
        </draw:frame>
        <draw:line draw:style-name="gr2" draw:text-style-name="P2" draw:layer="layout" svg:x1="13cm" svg:y1="16.7cm" svg:x2="14.8cm" svg:y2="16.7cm">
          <text:p/>
        </draw:line>
        <draw:frame draw:style-name="gr6" draw:text-style-name="P1" draw:layer="layout" svg:width="3.3cm" svg:height="0.962cm" svg:x="15cm" svg:y="16.3cm">
          <draw:text-box>
            <text:p>pause()</text:p>
          </draw:text-box>
        </draw:frame>
        <draw:line draw:style-name="gr2" draw:text-style-name="P2" draw:layer="layout" svg:x1="17.9cm" svg:y1="16.9cm" svg:x2="19.6cm" svg:y2="16.9cm">
          <text:p/>
        </draw:line>
        <draw:frame draw:style-name="gr6" draw:text-style-name="P1" draw:layer="layout" svg:width="4.7cm" svg:height="0.962cm" svg:x="20cm" svg:y="16.4cm">
          <draw:text-box>
            <text:p>EcranPause()</text:p>
          </draw:text-box>
        </draw:frame>
        <draw:line draw:style-name="gr4" draw:text-style-name="P2" draw:layer="layout" svg:x1="12.9cm" svg:y1="14.9cm" svg:x2="12.8cm" svg:y2="21.4cm">
          <text:p/>
        </draw:line>
        <draw:line draw:style-name="gr2" draw:text-style-name="P2" draw:layer="layout" svg:x1="12.9cm" svg:y1="18.3cm" svg:x2="14.9cm" svg:y2="18.3cm">
          <text:p/>
        </draw:line>
        <draw:frame draw:style-name="gr1" draw:text-style-name="P1" draw:layer="layout" svg:width="5.4cm" svg:height="1.673cm" svg:x="14.6cm" svg:y="19.6cm">
          <draw:text-box>
            <text:p>afficheInterface()</text:p>
          </draw:text-box>
        </draw:frame>
        <draw:line draw:style-name="gr2" draw:text-style-name="P2" draw:layer="layout" svg:x1="19.9cm" svg:y1="20.2cm" svg:x2="21.6cm" svg:y2="20.3cm">
          <text:p/>
        </draw:line>
        <draw:frame draw:style-name="gr5" draw:text-style-name="P1" draw:layer="layout" svg:width="4.2cm" svg:height="1cm" svg:x="21.4cm" svg:y="19.5cm">
          <draw:text-box>
            <text:p>calculScore()</text:p>
          </draw:text-box>
        </draw:frame>
        <draw:line draw:style-name="gr2" draw:text-style-name="P2" draw:layer="layout" svg:x1="17cm" svg:y1="15.7cm" svg:x2="17.8cm" svg:y2="15.7cm">
          <text:p/>
        </draw:line>
        <draw:frame draw:style-name="gr8" draw:text-style-name="P1" draw:layer="layout" svg:width="4.2cm" svg:height="1.284cm" svg:x="17.8cm" svg:y="15.316cm">
          <draw:text-box>
            <text:p>CoupeIa()</text:p>
          </draw:text-box>
        </draw:frame>
        <draw:line draw:style-name="gr2" draw:text-style-name="P2" draw:layer="layout" svg:x1="12.6cm" svg:y1="23cm" svg:x2="12.7cm" svg:y2="24.5cm">
          <text:p/>
        </draw:line>
        <draw:frame draw:style-name="gr6" draw:text-style-name="P1" draw:layer="layout" svg:width="4.7cm" svg:height="0.962cm" svg:x="10.355cm" svg:y="24.431cm">
          <draw:text-box>
            <text:p>afficheTrace()</text:p>
          </draw:text-box>
        </draw:frame>
        <draw:frame draw:style-name="gr5" draw:text-style-name="P1" draw:layer="layout" svg:width="5.9cm" svg:height="1cm" svg:x="3.3cm" svg:y="25cm">
          <draw:text-box>
            <text:p>mouvementSouris</text:p>
          </draw:text-box>
        </draw:frame>
        <draw:frame draw:style-name="gr9" draw:text-style-name="P1" draw:layer="layout" svg:width="4.2cm" svg:height="1.7cm" svg:x="10.9cm" svg:y="21.4cm">
          <draw:text-box>
            <text:p>SelectionnePieces()</text:p>
          </draw:text-box>
        </draw:frame>
        <draw:frame draw:style-name="gr10" draw:text-style-name="P1" draw:layer="layout" svg:width="4.8cm" svg:height="1.2cm" svg:x="10.3cm" svg:y="26.2cm">
          <draw:text-box>
            <text:p>verifieValidité()</text:p>
          </draw:text-box>
        </draw:frame>
        <draw:line draw:style-name="gr2" draw:text-style-name="P2" draw:layer="layout" svg:x1="9cm" svg:y1="25.4cm" svg:x2="10.8cm" svg:y2="25.2cm">
          <text:p/>
        </draw:line>
        <draw:line draw:style-name="gr2" draw:text-style-name="P2" draw:layer="layout" svg:x1="12.5cm" svg:y1="25cm" svg:x2="12.5cm" svg:y2="26.4cm">
          <text:p/>
        </draw:line>
        <draw:line draw:style-name="gr2" draw:text-style-name="P2" draw:layer="layout" svg:x1="14.4cm" svg:y1="24.9cm" svg:x2="19cm" svg:y2="24.8cm">
          <text:p/>
        </draw:line>
        <draw:line draw:style-name="gr4" draw:text-style-name="P2" draw:layer="layout" svg:x1="19.1cm" svg:y1="21.9cm" svg:x2="19.1cm" svg:y2="27.5cm">
          <text:p/>
        </draw:line>
        <draw:line draw:style-name="gr2" draw:text-style-name="P2" draw:layer="layout" svg:x1="19.5cm" svg:y1="27cm" svg:x2="21.2cm" svg:y2="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5T11:41:53.195641830</meta:creation-date>
    <dc:date>2017-01-05T16:23:36.146174359</dc:date>
    <meta:editing-duration>PT1H5M12S</meta:editing-duration>
    <meta:editing-cycles>3</meta:editing-cycles>
    <meta:generator>LibreOffice/5.1.4.2$Linux_X86_64 LibreOffice_project/10m0$Build-2</meta:generator>
    <meta:document-statistic meta:object-count="53"/>
  </office:meta>
</office:document-meta>
</file>